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troStart</text:p>
      <text:p text:style-name="Standard">$Narrator</text:p>
      <text:p text:style-name="Standard"><text:s text:c="4"/>In the land of Hermanaia, all was not peaceful. <text:s/>A power-hungry</text:p>
      <text:p text:style-name="Standard">group known as Macroworks was pillaging and attacking the peaceful</text:p>
      <text:p text:style-name="Standard">people of Hermanaia.</text:p>
      <text:p text:style-name="Standard">They used their amassed wealth to constructed giant mechs known as </text:p>
      <text:p text:style-name="Standard">Deathbots to raid the towns and overpower the villagers. <text:s/>For a long</text:p>
      <text:p text:style-name="Standard">time, no one was brave enough to stand against the mechs.</text:p>
      <text:p text:style-name="Standard">But that was soon to change.</text:p>
      <text:p text:style-name="Standard">$Narrator</text:p>
      <text:p text:style-name="Standard"><text:s text:c="4"/>In a small western village called Grandale, there lived a man named Brian.</text:p>
      <text:p text:style-name="Standard">He had spent his life studying to be an engineer. <text:s/>His mission: build his own </text:p>
      <text:p text:style-name="Standard">Deathbots to overpower Macroworks and get revenge for lost loved ones.</text:p>
      <text:p text:style-name="Standard">He secretly gathered some other villagers that were willing to pilot the </text:p>
      <text:p text:style-name="Standard">mechs. <text:s/>Using their combined intelligence they were able to build a small </text:p>
      <text:p text:style-name="Standard">army. <text:s/>They formed a group known as the mech revolution.</text:p>
      <text:p text:style-name="Standard">Their only hope of overthrowing Macroworks and their army of Deathbots</text:p>
      <text:p text:style-name="Standard">was to fight their way to the main factory and destroy it.</text:p>
      <text:p text:style-name="Standard">#IntroEnd</text:p>
      <text:p text:style-name="Standard">#Tutorial level Begin</text:p>
      <text:p text:style-name="Standard">#GrampsIntro</text:p>
      <text:p text:style-name="Standard">$Gramps</text:p>
      <text:p text:style-name="Standard">"Well, Brian you've managed to put together a ragtag band of misfits.</text:p>
      <text:p text:style-name="Standard">And you expect to defeat the Macroworks without any training what so ever.</text:p>
      <text:p text:style-name="Standard">Sheesh, kids these days."</text:p>
      <text:p text:style-name="Standard">$mainhero</text:p>
      <text:p text:style-name="Standard">"Who you calling a kid, Old man?</text:p>
      <text:p text:style-name="Standard">I'm old enough to take care of myself, thank you very much."</text:p>
      <text:p text:style-name="Standard">$Gramps</text:p>
      <text:p text:style-name="Standard">"Sure you are. But you still don't know how to fight at all."</text:p>
      <text:p text:style-name="Standard">$mainhero</text:p>
      <text:p text:style-name="Standard">"Fine, then I guess you'd better educate me, Gramps."</text:p>
      <text:p text:style-name="Standard">$Gramps</text:p>
      <text:p text:style-name="Standard">"Sheesh, you don't have to be so rude. Anyway lets get to work.</text:p>
      <text:p text:style-name="Standard">See that mech over there. Go ahead and select it by clicking the left mouse button."</text:p>
      <text:p text:style-name="Standard">$mainhero</text:p>
      <text:p text:style-name="Standard">"What in the world is a mouse Gramps?"</text:p>
      <text:p text:style-name="Standard">$Gramps</text:p>
      <text:p text:style-name="Standard">"Umm. Don't worry about that sonny boy."</text:p>
      <text:p text:style-name="Standard">$mainhero</text:p>
      <text:p text:style-name="Standard">"Okay. Be that way."</text:p>
      <text:p text:style-name="Standard">#GrampsIntroEnd</text:p>
      <text:p text:style-name="Standard">#GrampsMenuS</text:p>
      <text:p text:style-name="Standard">$Gramps</text:p>
      <text:p text:style-name="Standard">"Good, now notice the menu that popped up. </text:p>
      <text:p text:style-name="Standard">Select move and left click on where you want to move to.</text:p>
      <text:p text:style-name="Standard">Take note that on grass, hard ground and metal floor</text:p>
      <text:p text:style-name="Standard">mechs can move three spaces in one turn.</text:p>
      <text:p text:style-name="Standard">#GrampsMenuE</text:p>
      <text:p text:style-name="Standard">#GrampsMoveAgainS</text:p>
      <text:p text:style-name="Standard">$Gramps</text:p>
      <text:p text:style-name="Standard">Select move again and move through those crates."</text:p>
      <text:p text:style-name="Standard">#GrampsMoveAgainE</text:p>
      <text:p text:style-name="Standard">#Tut1EndingS</text:p>
      <text:p text:style-name="Standard">$Gramps</text:p>
      <text:p text:style-name="Standard">"Aha, so you didn't move as fast through the crates as you did on the floor. </text:p>
      <text:p text:style-name="Standard">Thats because crates and forests take an extra space to move through.</text:p>
      <text:p text:style-name="Standard">You can check how much various terrain slows you down by highlighting it.<text:line-break/>Also be aware that some terrain like mountains and towns can give you<text:line-break/>attack and defense bonuses, although you'll have to figure out how<text:line-break/>much of an effect it can have through experience."</text:p>
      <text:p text:style-name="Standard">$mainhero</text:p>
      <text:p text:style-name="Standard">"Yeah, yeah, I know how to move the mechs, after all I did build them."</text:p>
      <text:p text:style-name="Standard">$Gramps</text:p>
      <text:p text:style-name="Standard">"Yes I did know that. But anyway, next topic.</text:p>
      <text:p text:style-name="Standard">#Tut1EndingE</text:p>
      <text:p text:style-name="Standard">#tut2s</text:p>
      <text:p text:style-name="Standard">$Gramps</text:p>
      <text:p text:style-name="Standard">Next we have another unit. These are footmen. </text:p>
      <text:p text:style-name="Standard">They move one space slower then the mechs did.</text:p>
      <text:p text:style-name="Standard">The amount of footmen in the unit is equal</text:p>
      <text:p text:style-name="Standard">to the amount of health the unit has.</text:p>
      <text:p text:style-name="Standard">These two units have been beaten down from all that training.</text:p>
      <text:p text:style-name="Standard">They wouldn't stand a chance if we sent them into battle like that.</text:p>
      <text:p text:style-name="Standard">But together they might stand a chance. </text:p>
      <text:p text:style-name="Standard">When they are next to each other and you can combine their forces together.</text:p>
      <text:p text:style-name="Standard">Do so now."</text:p>
      <text:p text:style-name="Standard">#tut2e</text:p>
      <text:p text:style-name="Standard">#tut2afterjoins</text:p>
      <text:p text:style-name="Standard">$Gramps</text:p>
      <text:p text:style-name="Standard">"Good job. I must inform you that their attacks</text:p>
      <text:p text:style-name="Standard">are stronger together than by themselves."</text:p>
      <text:p text:style-name="Standard">$mainhero</text:p>
      <text:p text:style-name="Standard">"Umm. I already knew that."</text:p>
      <text:p text:style-name="Standard">$Gramps</text:p>
      <text:p text:style-name="Standard">"Uh huh. Of course you did. On to the next lesson.</text:p>
      <text:p text:style-name="Standard">$mainhero</text:p>
      <text:p text:style-name="Standard">"If that could be called a lesson."</text:p>
      <text:p text:style-name="Standard">$Gramps</text:p>
      <text:p text:style-name="Standard">"What did you say?"</text:p>
      <text:p text:style-name="Standard">$mainhero</text:p>
      <text:p text:style-name="Standard">"Nothing"</text:p>
      <text:p text:style-name="Standard">$Gramps</text:p>
      <text:p text:style-name="Standard">"As I was saying on to the next lesson.</text:p>
      <text:p text:style-name="Standard">We need to head outside for this next one."</text:p>
      <text:p text:style-name="Standard">#tut2afterjoine</text:p>
      <text:p text:style-name="Standard">#tut3s</text:p>
      <text:p text:style-name="Standard">$Gramps</text:p>
      <text:p text:style-name="Standard">"This thing over here is a power generator. </text:p>
      <text:p text:style-name="Standard">It refills your mech's small internal battery so that they can work right.</text:p>
      <text:p text:style-name="Standard">Without power your mech would be unable to attack.<text:line-break/>Different attacks use different amounts of power, and<text:line-break/>you cannot regenerate power after an attack, even if you<text:line-break/>are near enough to a generator. <text:s/>Fortunately, you don't<text:line-break/>have to worry about power as much inside, as the <text:line-break/>building acts as a generator."</text:p>
      <text:p text:style-name="Standard">$Narrator</text:p>
      <text:p text:style-name="Standard">Suddenly a rustling noise in the nearby bushes startles the gang.</text:p>
      <text:p text:style-name="Standard">#tut3e</text:p>
      <text:p text:style-name="Standard">#guardtlk1</text:p>
      <text:p text:style-name="Standard">$Guard </text:p>
      <text:p text:style-name="Standard">*gasp* "Eh? </text:p>
      <text:p text:style-name="Standard">You're building your own mechs! </text:p>
      <text:p text:style-name="Standard">Thats against the law. I'm going to have to arrest you for that."</text:p>
      <text:p text:style-name="Standard">#guardtlk1e</text:p>
      <text:p text:style-name="Standard">#shoots Gramps</text:p>
      <text:p text:style-name="Standard">#guardtlk2</text:p>
      <text:p text:style-name="Standard">$mainhero</text:p>
      <text:p text:style-name="Standard">"You call that arresting? That looked more like killing to me."</text:p>
      <text:p text:style-name="Standard">$Guard</text:p>
      <text:p text:style-name="Standard">"Oops. My mistake. HAHAHAHAAHAHA!"</text:p>
      <text:p text:style-name="Standard">$Gramps</text:p>
      <text:p text:style-name="Standard">"*Cough* You have to avenge my death. *Cough*"</text:p>
      <text:p text:style-name="Standard">$mainhero</text:p>
      <text:p text:style-name="Standard">"And why would I want to do that?"</text:p>
      <text:p text:style-name="Standard">$Gramps</text:p>
      <text:p text:style-name="Standard">"After all I taught you. I oughta - ohh wait, I can't never mind. </text:p>
      <text:p text:style-name="Standard">Anyway You have to kill him</text:p>
      <text:p text:style-name="Standard">or he'll alert the city Guards and everything will be lost.</text:p>
      <text:p text:style-name="Standard">Move into range and select an attack. </text:p>
      <text:p text:style-name="Standard">Mechs have a close range sword as well as long range missiles and guns.</text:p>
      <text:p text:style-name="Standard">Attack him with whatever you please. </text:p>
      <text:p text:style-name="Standard">Just kill him for me. *Cough* I don't think I'm going to make it much longer. </text:p>
      <text:p text:style-name="Standard">*cough* *hack* *Weez*</text:p>
      <text:p text:style-name="Standard">#guardtlk2e</text:p>
      <text:p text:style-name="Standard">#Guard shoots Gramps again.</text:p>
      <text:p text:style-name="Standard">#guardtlk3</text:p>
      <text:p text:style-name="Standard">$Guard</text:p>
      <text:p text:style-name="Standard">"Finally. He's dead. He was starting to get on my nerves."</text:p>
      <text:p text:style-name="Standard">$mainhero</text:p>
      <text:p text:style-name="Standard">"Tell me about it. I had to listen to it for five minutes."</text:p>
      <text:p text:style-name="Standard">$Guard</text:p>
      <text:p text:style-name="Standard">"I almost feel sorry for you.</text:p>
      <text:p text:style-name="Standard">Nah. I hate your guts. Prepare to die.........</text:p>
      <text:p text:style-name="Standard">.......I mean, be arrested."</text:p>
      <text:p text:style-name="Standard">#guardtlk3e</text:p>
      <text:p text:style-name="Standard">#tutorial level end</text:p>
      <text:p text:style-name="Standard">#tut3ends</text:p>
      <text:p text:style-name="Standard">$mainhero</text:p>
      <text:p text:style-name="Standard">"Hmm, whats this. It looks like a map of the country. </text:p>
      <text:p text:style-name="Standard">It shows the Macroworks mech factory.</text:p>
      <text:p text:style-name="Standard">I should get my team ready to head out.</text:p>
      <text:p text:style-name="Standard">$Narrator</text:p>
      <text:p text:style-name="Standard">Mission complete! </text:p>
      <text:p text:style-name="Standard">#tut3ende</text:p>
      <text:p text:style-name="Standard">#chapter one begin</text:p>
      <text:p text:style-name="Standard">$Narrator</text:p>
      <text:p text:style-name="Standard">Chapter one</text:p>
      <text:p text:style-name="Standard">The mech revolution</text:p>
      <text:p text:style-name="Standard">$mainhero</text:p>
      <text:p text:style-name="Standard">"Okay everyone. Be careful. I'm sure this place is being watched.</text:p>
      <text:p text:style-name="Standard">We need to take out the Macroworks Guards</text:p>
      <text:p text:style-name="Standard">without alerting all of them at the same time.</text:p>
      <text:p text:style-name="Standard">Cause we might not have enough mechs yet to take them all out at once."</text:p>
      <text:p text:style-name="Standard">$mech 1</text:p>
      <text:p text:style-name="Standard">"Rodger that, Brian."</text:p>
      <text:p text:style-name="Standard">$mainhero</text:p>
      <text:p text:style-name="Standard">"Okay team, move out!"</text:p>
      <text:p text:style-name="Standard">#chapter one end</text:p>
      <text:p text:style-name="Standard">#After you kill the last robot</text:p>
      <text:p text:style-name="Standard">$villager</text:p>
      <text:p text:style-name="Standard">"Oh thank you kind sirs. I thought we would never get rid of those mechs."</text:p>
      <text:p text:style-name="Standard">$mainhero</text:p>
      <text:p text:style-name="Standard">"No problem. I didn't exactly like seeing my own town</text:p>
      <text:p text:style-name="Standard">being controlled like that myself."</text:p>
      <text:p text:style-name="Standard">$villager</text:p>
      <text:p text:style-name="Standard">"What are you going to do now that you've liberated Grandale?"</text:p>
      <text:p text:style-name="Standard">$mainhero</text:p>
      <text:p text:style-name="Standard">"I'm going to go take out the Macroworks </text:p>
      <text:p text:style-name="Standard">mech factory and stop this invasion."</text:p>
      <text:p text:style-name="Standard">$villager</text:p>
      <text:p text:style-name="Standard">"Really, you're really going to try?</text:p>
      <text:p text:style-name="Standard">That's suicide, they have way more mechs then you do.</text:p>
      <text:p text:style-name="Standard">You'll be slaughtered."</text:p>
      <text:p text:style-name="Standard">$mainhero</text:p>
      <text:p text:style-name="Standard">"Thanks for your concern. But I have to try.</text:p>
      <text:p text:style-name="Standard">Someone has to take a stand against them."</text:p>
      <text:p text:style-name="Standard">$villager</text:p>
      <text:p text:style-name="Standard">"Well good luck to you on your mission.</text:p>
      <text:p text:style-name="Standard">If this works you'll be a hero."</text:p>
      <text:p text:style-name="Standard">$mainhero</text:p>
      <text:p text:style-name="Standard">"I'm just doing what I have to.</text:p>
      <text:p text:style-name="Standard">Farewell sir. I hope that things go well while I'm gone."</text:p>
      <text:p text:style-name="Standard">$Narrtor</text:p>
      <text:p text:style-name="Standard">Mission complete</text:p>
      <text:p text:style-name="Standard">#intermission 1</text:p>
      <text:p text:style-name="Standard">$Narrtor</text:p>
      <text:p text:style-name="Standard">"And so Brian began his quest</text:p>
      <text:p text:style-name="Standard">to destroy the Macroworks mech factory.</text:p>
      <text:p text:style-name="Standard">The factory was built on the other side of a long range of mountains.</text:p>
      <text:p text:style-name="Standard">The quickest way but not by far the easiest way </text:p>
      <text:p text:style-name="Standard">was to make a straight run across the mountains.</text:p>
      <text:p text:style-name="Standard">Unbeknownst to our hero, Tukar, the head of Macroworks</text:p>
      <text:p text:style-name="Standard">had sent out some scouting units</text:p>
      <text:p text:style-name="Standard">to check on what had happened to the strike force in Grandale.</text:p>
      <text:p text:style-name="Standard">#intermission 1 end</text:p>
      <text:p text:style-name="Standard">#chapter two begin</text:p>
      <text:p text:style-name="Standard">Chapter 2</text:p>
      <text:p text:style-name="Standard">The Black mountain range</text:p>
      <text:p text:style-name="Standard">$mech 1</text:p>
      <text:p text:style-name="Standard">"Tell me again, why do we have to climb these mountains again?"</text:p>
      <text:p text:style-name="Standard">$mainhero</text:p>
      <text:p text:style-name="Standard">"Cause its the fastest way to the factory. </text:p>
      <text:p text:style-name="Standard">If we went around the mountains</text:p>
      <text:p text:style-name="Standard">we would run out of power before we reached it."</text:p>
      <text:p text:style-name="Standard">$mech 2</text:p>
      <text:p text:style-name="Standard">"These battery's of yours don't last long enough.</text:p>
      <text:p text:style-name="Standard">You should have taken the time to make them last longer.</text:p>
      <text:p text:style-name="Standard">These mechs can't handle this terrain well."</text:p>
      <text:p text:style-name="Standard">$mainhero</text:p>
      <text:p text:style-name="Standard">"Well, we'll have to make due with what we got."</text:p>
      <text:p text:style-name="Standard">#Evil units enter screen</text:p>
      <text:p text:style-name="Standard">$scout unit one</text:p>
      <text:p text:style-name="Standard">"Hey boss, are we there yet?"</text:p>
      <text:p text:style-name="Standard">$Branden</text:p>
      <text:p text:style-name="Standard">"No, were not there yet. When were out of the mountains then well be there."</text:p>
      <text:p text:style-name="Standard">$scout unit one</text:p>
      <text:p text:style-name="Standard">"Oh, now you tell me."</text:p>
      <text:p text:style-name="Standard">$Branden</text:p>
      <text:p text:style-name="Standard">"Why, oh why do I always get the dumb guys in my squad?</text:p>
      <text:p text:style-name="Standard">I've been working with the Macroworks for a few years now.</text:p>
      <text:p text:style-name="Standard">You would think they would bother to give me better men."</text:p>
      <text:p text:style-name="Standard">$scout unit two</text:p>
      <text:p text:style-name="Standard">"Hey boss, I think I see something over there across the river." </text:p>
      <text:p text:style-name="Standard">$Branden</text:p>
      <text:p text:style-name="Standard">"Oh really, let me take a look."</text:p>
      <text:p text:style-name="Standard">#Branden walks over to river</text:p>
      <text:p text:style-name="Standard">$Branden</text:p>
      <text:p text:style-name="Standard">"Hmm, those don't look like our mechs </text:p>
      <text:p text:style-name="Standard">and their colors aren't those of the Macroworks."</text:p>
      <text:p text:style-name="Standard">$Scout unit one</text:p>
      <text:p text:style-name="Standard">"Hey boss, their breaking a law by making their own mechs!"</text:p>
      <text:p text:style-name="Standard">$Branden</text:p>
      <text:p text:style-name="Standard">"I Know! I'm not dumb, unlike someone else I could mention.</text:p>
      <text:p text:style-name="Standard">Anyway the penalty is death. Kill them all!"</text:p>
      <text:p text:style-name="Standard">#chapter two end</text:p>
      <text:p text:style-name="Standard">$Branden</text:p>
      <text:p text:style-name="Standard">"How could I fail? They were just some rebels! Gah!"</text:p>
      <text:p text:style-name="Standard">#Branden dies</text:p>
      <text:p text:style-name="Standard">$mainhero</text:p>
      <text:p text:style-name="Standard">"Well so much for those guys. </text:p>
      <text:p text:style-name="Standard">It looks like the Macroworks troops are on the move.</text:p>
      <text:p text:style-name="Standard">Well have to be a little more careful</text:p>
      <text:p text:style-name="Standard">cause we don't know how many of them there are at the factory</text:p>
      <text:p text:style-name="Standard">or heading this way. Just keep your eyes open. Lets move out."</text:p>
      <text:p text:style-name="Standard">Mission complete!</text:p>
      <text:p text:style-name="Standard">#intermission 2 begin</text:p>
      <text:p text:style-name="Standard">$narrtor</text:p>
      <text:p text:style-name="Standard">"After defeating the scout unit in the mountains,</text:p>
      <text:p text:style-name="Standard">Brian's units resumed their trek through the mountains.</text:p>
      <text:p text:style-name="Standard">As they began to descend down the other side they encountered some trouble</text:p>
      <text:p text:style-name="Standard">in the form of the factory's border guards."</text:p>
      <text:p text:style-name="Standard">#intermission 2 end</text:p>
      <text:p text:style-name="Standard">#chapter three begin</text:p>
      <text:p text:style-name="Standard">Chapter 3</text:p>
      <text:p text:style-name="Standard">Clearing the way</text:p>
      <text:p text:style-name="Standard">$mainhero</text:p>
      <text:p text:style-name="Standard">"Okay team, Were almost there, be careful.</text:p>
      <text:p text:style-name="Standard">We don't know how many they have."</text:p>
      <text:p text:style-name="Standard">$mech 1</text:p>
      <text:p text:style-name="Standard">"I'm beginning to think this wasn't such a good idea.</text:p>
      <text:p text:style-name="Standard">For all we know they could just keep making</text:p>
      <text:p text:style-name="Standard">more mechs as we try to break in. We'd never get in if they did that."</text:p>
      <text:p text:style-name="Standard">$mainhero</text:p>
      <text:p text:style-name="Standard">"Keep yourself together. We all knew the risk when we took this mission.</text:p>
      <text:p text:style-name="Standard">We just have to try our best</text:p>
      <text:p text:style-name="Standard">and hope they don't have that many mechs at the factory."</text:p>
      <text:p text:style-name="Standard">$mech 1</text:p>
      <text:p text:style-name="Standard">"Yeah, I guess your right. Sorry about doubting you Brian."</text:p>
      <text:p text:style-name="Standard">$mainhero</text:p>
      <text:p text:style-name="Standard">"No problem, we all have some doubts sometimes."</text:p>
      <text:p text:style-name="Standard">#Guards up in the hills see the good guys down in the valley.</text:p>
      <text:p text:style-name="Standard">"Guard</text:p>
      <text:p text:style-name="Standard">"Hey, it looks like we got company."</text:p>
      <text:p text:style-name="Standard">$Guard 2</text:p>
      <text:p text:style-name="Standard">"It looks like the the mech revolution that have been causing us a bunch of trouble.</text:p>
      <text:p text:style-name="Standard">If we killed them we could get a promotion</text:p>
      <text:p text:style-name="Standard">and we'd never have to do guard duty again."</text:p>
      <text:p text:style-name="Standard">$Guard</text:p>
      <text:p text:style-name="Standard">"I like your thinking. Lets squash them!"</text:p>
      <text:p text:style-name="Standard">#chapter three end</text:p>
      <text:p text:style-name="Standard">$mech 1</text:p>
      <text:p text:style-name="Standard">"Alright thats the last of them. Where did they all come from?"</text:p>
      <text:p text:style-name="Standard">$mainhero</text:p>
      <text:p text:style-name="Standard">"They must have been watching us from up in the hills.</text:p>
      <text:p text:style-name="Standard">We should probably keep a better eye out for more hidden troops."</text:p>
      <text:p text:style-name="Standard">$mech 1</text:p>
      <text:p text:style-name="Standard">"Good idea Brian. We don't want any more surprises."</text:p>
      <text:p text:style-name="Standard">$mainhero</text:p>
      <text:p text:style-name="Standard">"Were almost to the factory, lets go."</text:p>
      <text:p text:style-name="Standard">Mission complete!</text:p>
      <text:p text:style-name="Standard">#intermission 3 begin</text:p>
      <text:p text:style-name="Standard">$Narrator</text:p>
      <text:p text:style-name="Standard">"After defeating the border Guards, Brian and his the mech revolution</text:p>
      <text:p text:style-name="Standard">continued their journey once again.</text:p>
      <text:p text:style-name="Standard">After a short hike they were finally out of the mountains</text:p>
      <text:p text:style-name="Standard">and back down on to the plains. </text:p>
      <text:p text:style-name="Standard">After another day or two of walking they finally reached</text:p>
      <text:p text:style-name="Standard">the Macroworks mech factory.</text:p>
      <text:p text:style-name="Standard">But Tukar was expecting them </text:p>
      <text:p text:style-name="Standard">and sent out some guards to 'greet' them at the gate." </text:p>
      <text:p text:style-name="Standard">#chapter four begin</text:p>
      <text:p text:style-name="Standard">Chapter four</text:p>
      <text:p text:style-name="Standard">Breaking and Entering</text:p>
      <text:p text:style-name="Standard">$Guard</text:p>
      <text:p text:style-name="Standard">"Lord Tukar, those intruders you were just warning us about are here."</text:p>
      <text:p text:style-name="Standard">$tukar</text:p>
      <text:p text:style-name="Standard">"Really? I didn't expect them to get here so fast.</text:p>
      <text:p text:style-name="Standard">You better not let them inside or your dead."</text:p>
      <text:p text:style-name="Standard">$Guard</text:p>
      <text:p text:style-name="Standard">"Umm.....yes....sir."</text:p>
      <text:p text:style-name="Standard">$tukar</text:p>
      <text:p text:style-name="Standard">"We need to show them what happens </text:p>
      <text:p text:style-name="Standard">if they rebel against the Macroworks.</text:p>
      <text:p text:style-name="Standard">Send out all the mechs and footmen we can spare to wipe them out."</text:p>
      <text:p text:style-name="Standard">$Guard</text:p>
      <text:p text:style-name="Standard">"Yes sir. I'll try my best. Troops lets move out."</text:p>
      <text:p text:style-name="Standard">#scene shifts to the mech revolution</text:p>
      <text:p text:style-name="Standard">$mainhero</text:p>
      <text:p text:style-name="Standard">"Alright guys, there it is. The Macroworks mech factory.</text:p>
      <text:p text:style-name="Standard">I'm sure they have some kind of defense."</text:p>
      <text:p text:style-name="Standard">$mech 1</text:p>
      <text:p text:style-name="Standard">"And here they come."</text:p>
      <text:p text:style-name="Standard">$mainhero</text:p>
      <text:p text:style-name="Standard">"Alright team this is it. Lets do this thing." </text:p>
      <text:p text:style-name="Standard">#chapter four end</text:p>
      <text:p text:style-name="Standard">$Guard</text:p>
      <text:p text:style-name="Standard">"Lord Tukar they took out our defense's. They're on their way inside.</text:p>
      <text:p text:style-name="Standard">What should we do? Nothing seems to stop these guys."</text:p>
      <text:p text:style-name="Standard">$tukar</text:p>
      <text:p text:style-name="Standard">"When they enter the factory, have as many troops as we have left ready</text:p>
      <text:p text:style-name="Standard">at the door, and then lure them to my chambers where I'll kill them myself."</text:p>
      <text:p text:style-name="Standard">$Guard <text:s/></text:p>
      <text:p text:style-name="Standard">"Yes sir, They won't be alive much longer."</text:p>
      <text:p text:style-name="Standard">$tukar</text:p>
      <text:p text:style-name="Standard">"I hope for your sake your right."</text:p>
      <text:p text:style-name="Standard">Mission complete!</text:p>
      <text:p text:style-name="Standard">#intermission four begin</text:p>
      <text:p text:style-name="Standard">$Narrator</text:p>
      <text:p text:style-name="Standard">"After cleaning up the Macroworks defense's</text:p>
      <text:p text:style-name="Standard">Brian and his strike force were ready to enter the factory.</text:p>
      <text:p text:style-name="Standard">This last battle that was in front of them was sure</text:p>
      <text:p text:style-name="Standard">to be their hardest fight yet. The stakes were high.</text:p>
      <text:p text:style-name="Standard">If they won the factory would be destroyed and the enemy scattered</text:p>
      <text:p text:style-name="Standard">and weakened quite a bit. If they lost however,</text:p>
      <text:p text:style-name="Standard">the people of Hermanaia would go into slavery for the rest of their lives.</text:p>
      <text:p text:style-name="Standard">It all came down to who had control of the Macroworks mech factory.</text:p>
      <text:p text:style-name="Standard">#intermission four end</text:p>
      <text:p text:style-name="Standard">#chapter five begin</text:p>
      <text:p text:style-name="Standard">Chapter five</text:p>
      <text:p text:style-name="Standard">The last fight</text:p>
      <text:p text:style-name="Standard">$mech 1</text:p>
      <text:p text:style-name="Standard">"So this is the mech factory. Its bigger inside then I thought it would be."</text:p>
      <text:p text:style-name="Standard">$mainhero</text:p>
      <text:p text:style-name="Standard">"Looks can often be deceiving. Anyway we're almost to the core of the factory.</text:p>
      <text:p text:style-name="Standard">All we need to do is set some explosives to go off after were safely away</text:p>
      <text:p text:style-name="Standard">and then blow this place to oblivion."</text:p>
      <text:p text:style-name="Standard">$mech 1</text:p>
      <text:p text:style-name="Standard">"Alrighty then. Lets get to work."</text:p>
      <text:p text:style-name="Standard">#When you reach core room</text:p>
      <text:p text:style-name="Standard">$tukar</text:p>
      <text:p text:style-name="Standard">"Hello Brian. What do you think your doing? This is private property</text:p>
      <text:p text:style-name="Standard">and your trespassing. Plus you've killed lots of our mechs and men.</text:p>
      <text:p text:style-name="Standard">And to top it off you even went as far as making your own mechs.</text:p>
      <text:p text:style-name="Standard">Of course the penalty is death, but I almost wish</text:p>
      <text:p text:style-name="Standard">there was something worse then death so that I could give it to you."</text:p>
      <text:p text:style-name="Standard">$mainhero</text:p>
      <text:p text:style-name="Standard">"You've caused a lot of people sorrow and misery.</text:p>
      <text:p text:style-name="Standard">You're the one who deserves to die. I was only acting to save my people."</text:p>
      <text:p text:style-name="Standard">$tukar</text:p>
      <text:p text:style-name="Standard">"Sure you are. You 'good guys' are all the same.</text:p>
      <text:p text:style-name="Standard">You think your some kind of hero but you still killed just as many people</text:p>
      <text:p text:style-name="Standard">as we did. Your just as much a monster as I am"</text:p>
      <text:p text:style-name="Standard">$mainhero</text:p>
      <text:p text:style-name="Standard">"Even if I am I'm still going to undo what you did.</text:p>
      <text:p text:style-name="Standard">I'm going to destroy your factory so no one has to worry about your</text:p>
      <text:p text:style-name="Standard">mechs anymore."</text:p>
      <text:p text:style-name="Standard">$tukar</text:p>
      <text:p text:style-name="Standard">"Well you seem persistent. Lets just get this over with shall we?"</text:p>
      <text:p text:style-name="Standard">$mainhero</text:p>
      <text:p text:style-name="Standard">"After you."</text:p>
      <text:p text:style-name="Standard">$tukar</text:p>
      <text:p text:style-name="Standard">"Well then, prepare to die scum!"</text:p>
      <text:p text:style-name="Standard">#chapter five end</text:p>
      <text:p text:style-name="Standard">$tukar</text:p>
      <text:p text:style-name="Standard">"NOOOOOO!!! I worked so hard on these mechs.</text:p>
      <text:p text:style-name="Standard">I can't lose to some punk like you."</text:p>
      <text:p text:style-name="Standard">$mainhero</text:p>
      <text:p text:style-name="Standard">"Why are you smiling? you just lost."</text:p>
      <text:p text:style-name="Standard">$tukar</text:p>
      <text:p text:style-name="Standard">"Not quite. Not if I blow this place up while your still inside.</text:p>
      <text:p text:style-name="Standard">I mean after all your just going to blow it up anyway.</text:p>
      <text:p text:style-name="Standard">gggggooooddddbbbyyyeeeee."</text:p>
      <text:p text:style-name="Standard">#main bad guy presses the self-destruct button as he dies</text:p>
      <text:p text:style-name="Standard">$Computer</text:p>
      <text:p text:style-name="Standard">"Self-destruct in two minutes."</text:p>
      <text:p text:style-name="Standard">$mainhero</text:p>
      <text:p text:style-name="Standard">"Everybody move! Lets get out of here!"</text:p>
      <text:p text:style-name="Standard">#finale</text:p>
      <text:p text:style-name="Standard">#Mech factory blows up just as mainhero and his strike team make it out</text:p>
      <text:p text:style-name="Standard">$mech 1</text:p>
      <text:p text:style-name="Standard">"Wow, that was close. I thought we were goner's for sure."</text:p>
      <text:p text:style-name="Standard">$mainhero</text:p>
      <text:p text:style-name="Standard">"Yep, but we got the job done. The Macroworks won't have</text:p>
      <text:p text:style-name="Standard">such a strong hold in this area anymore. Sure they still have mechs</text:p>
      <text:p text:style-name="Standard">other places around the country but they can't make anymore new ones."</text:p>
      <text:p text:style-name="Standard">$mech 1</text:p>
      <text:p text:style-name="Standard">"Maybe the people will get a little braver now that they see that</text:p>
      <text:p text:style-name="Standard">the Macroworks isn't invincible after all."</text:p>
      <text:p text:style-name="Standard">$mainhero</text:p>
      <text:p text:style-name="Standard">"I'm sure they will. We did good team. Lets head home."</text:p>
      <text:p text:style-name="Standard">Mission Complete!</text:p>
      <text:p text:style-name="Standard">#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Win32 OpenOffice.org_project/680m104$Build-8913</meta:generator>
    <meta:creation-date>2005-10-15T17:42:49</meta:creation-date>
    <dc:date>2005-10-15T18:18:27</dc:date>
    <dc:language>en-US</dc:language>
    <meta:editing-cycles>3</meta:editing-cycles>
    <meta:editing-duration>PT17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415" meta:word-count="2589" meta:character-count="14200"/>
  </office:meta>
</office:document-meta>
</file>